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pitch="variable"/>
  </office:font-face-decls>
  <office:automatic-styles>
    <style:style style:name="co1" style:family="table-column">
      <style:table-column-properties fo:break-before="auto" style:column-width="7.144cm"/>
    </style:style>
    <style:style style:name="co2" style:family="table-column">
      <style:table-column-properties fo:break-before="auto" style:column-width="2.66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2.619cm"/>
    </style:style>
    <style:style style:name="co6" style:family="table-column">
      <style:table-column-properties fo:break-before="auto" style:column-width="5.283cm"/>
    </style:style>
    <style:style style:name="co7" style:family="table-column">
      <style:table-column-properties fo:break-before="auto" style:column-width="5.1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language="gl" fo:country="ES"/>
    </style:style>
    <style:style style:name="ce3" style:family="table-cell" style:parent-style-name="Default">
      <style:table-cell-properties fo:background-color="#355269" style:text-align-source="fix" style:repeat-content="false" style:vertical-align="middle"/>
      <style:paragraph-properties fo:text-align="center" fo:margin-left="0cm"/>
      <style:text-properties style:font-name="DejaVu Sans"/>
    </style:style>
    <style:style style:name="ce20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  <style:text-properties style:font-name="DejaVu Sans" fo:language="gl" fo:country="ES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DejaVu Sans" fo:language="gl" fo:country="ES"/>
    </style:style>
    <style:style style:name="ce6" style:family="table-cell" style:parent-style-name="Default">
      <style:table-cell-properties fo:background-color="#813709" style:text-align-source="fix" style:repeat-content="false" style:vertical-align="middle"/>
      <style:paragraph-properties fo:text-align="center" fo:margin-left="0cm"/>
      <style:text-properties style:font-name="DejaVu Sans"/>
    </style:style>
    <style:style style:name="ce7" style:family="table-cell" style:parent-style-name="Default">
      <style:table-cell-properties fo:background-color="#706e0c" style:text-align-source="fix" style:repeat-content="false" style:vertical-align="middle"/>
      <style:paragraph-properties fo:text-align="center" fo:margin-left="0cm"/>
      <style:text-properties style:font-name="DejaVu Sans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DejaVu Sans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OpenSymbol"/>
    </style:style>
    <style:style style:name="ce17" style:family="table-cell" style:parent-style-name="Default">
      <style:text-properties style:font-name="OpenSymbol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DejaVu Sans" fo:language="gl" fo:country="ES" style:text-underline-style="none"/>
    </style:style>
    <style:style style:name="ce27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  <style:text-properties style:font-name="DejaVu Sans" fo:language="gl" fo:country="ES"/>
    </style:style>
    <style:style style:name="ce28" style:family="table-cell" style:parent-style-name="Default" style:data-style-name="N112">
      <style:table-cell-properties style:text-align-source="fix" style:repeat-content="false" style:vertical-align="middle"/>
      <style:paragraph-properties fo:text-align="end" fo:margin-left="0cm"/>
      <style:text-properties style:font-name="DejaVu Sans" fo:language="gl" fo:country="ES"/>
    </style:style>
    <style:style style:name="ce29" style:family="table-cell" style:parent-style-name="Default" style:data-style-name="N112">
      <style:table-cell-properties fo:background-color="#dddddd" style:text-align-source="fix" style:repeat-content="false" style:vertical-align="middle"/>
      <style:paragraph-properties fo:text-align="end" fo:margin-left="0cm"/>
      <style:text-properties style:font-name="DejaVu Sans" fo:language="gl" fo:country="ES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DejaVu Sans" fo:language="gl" fo:country="ES"/>
    </style:style>
    <style:style style:name="ce31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style:font-name="DejaVu Sans" fo:language="gl" fo:country="ES"/>
    </style:style>
    <style:style style:name="ce32" style:family="table-cell" style:parent-style-name="Default" style:data-style-name="N112">
      <style:table-cell-properties fo:background-color="#dddddd" style:text-align-source="fix" style:repeat-content="false"/>
      <style:paragraph-properties fo:text-align="end" fo:margin-left="0cm"/>
      <style:text-properties style:font-name="DejaVu Sans" fo:language="gl" fo:country="ES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DejaVu Sans"/>
    </style:style>
    <style:style style:name="ce1" style:family="table-cell" style:parent-style-name="Default">
      <style:text-properties style:font-name="DejaVu Sans"/>
    </style:style>
    <style:style style:name="ce12" style:family="table-cell" style:parent-style-name="Default">
      <style:table-cell-properties style:vertical-align="middle"/>
    </style:style>
    <style:style style:name="ce49" style:family="table-cell" style:parent-style-name="Default" style:data-style-name="N112">
      <style:text-properties style:font-name="DejaVu Sans"/>
    </style:style>
    <style:style style:name="ce3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DejaVu Sans" fo:language="gl" fo:country="ES"/>
    </style:style>
    <style:style style:name="ce51" style:family="table-cell" style:parent-style-name="Default">
      <style:text-properties style:font-name="DejaVu Sans" fo:language="gl" fo:country="ES"/>
    </style:style>
    <style:style style:name="ce52" style:family="table-cell" style:parent-style-name="Default" style:data-style-name="N112">
      <style:text-properties style:font-name="DejaVu Sans" fo:language="gl" fo:country="ES"/>
    </style:style>
    <style:style style:name="ce53" style:family="table-cell" style:parent-style-name="Default" style:data-style-name="N112">
      <style:table-cell-properties fo:background-color="#dddddd"/>
      <style:text-properties style:font-name="DejaVu Sans" fo:language="gl" fo:country="ES"/>
    </style:style>
    <style:style style:name="ce54" style:family="table-cell" style:parent-style-name="Default" style:data-style-name="N112"/>
    <style:style style:name="ce57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  <style:text-properties style:font-name="DejaVu Sans"/>
    </style:style>
    <style:style style:name="ce58" style:family="table-cell" style:parent-style-name="Default">
      <style:table-cell-properties fo:background-color="#dee6ef" style:text-align-source="fix" style:repeat-content="false"/>
      <style:paragraph-properties fo:text-align="end" fo:margin-left="0cm"/>
      <style:text-properties style:font-name="DejaVu Sans"/>
    </style:style>
    <style:style style:name="ce59" style:family="table-cell" style:parent-style-name="Default" style:data-style-name="N0">
      <style:text-properties style:font-name="DejaVu Sans"/>
    </style:style>
    <style:style style:name="ce6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2:Hoja1.O38">
        <table:table-column table:style-name="co1" table:default-cell-style-name="ce21"/>
        <table:table-column table:style-name="co2" table:default-cell-style-name="ce28"/>
        <table:table-column table:style-name="co3" table:number-columns-repeated="11" table:default-cell-style-name="ce27"/>
        <table:table-column table:style-name="co4" table:default-cell-style-name="ce27"/>
        <table:table-column table:style-name="co5" table:default-cell-style-name="ce52"/>
        <table:table-column table:style-name="co3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row table:style-name="ro1">
          <table:table-cell table:style-name="Default" table:number-columns-repeated="8"/>
          <table:table-cell table:style-name="ce12" table:number-columns-repeated="6"/>
          <table:table-cell table:style-name="Default"/>
          <table:table-cell table:number-columns-repeated="8"/>
        </table:table-row>
        <table:table-row table:style-name="ro2">
          <table:table-cell table:style-name="ce18"/>
          <table:table-cell table:style-name="ce26" office:value-type="string" calcext:value-type="string">
            <text:p>Xaneiro</text:p>
          </table:table-cell>
          <table:table-cell table:style-name="ce26" office:value-type="string" calcext:value-type="string">
            <text:p>Febreiro</text:p>
          </table:table-cell>
          <table:table-cell table:style-name="ce26" office:value-type="string" calcext:value-type="string">
            <text:p>Marzo</text:p>
          </table:table-cell>
          <table:table-cell table:style-name="ce26" office:value-type="string" calcext:value-type="string">
            <text:p>Abril</text:p>
          </table:table-cell>
          <table:table-cell table:style-name="ce26" office:value-type="string" calcext:value-type="string">
            <text:p>Maio</text:p>
          </table:table-cell>
          <table:table-cell table:style-name="ce26" office:value-type="string" calcext:value-type="string">
            <text:p>Xuño</text:p>
          </table:table-cell>
          <table:table-cell table:style-name="ce26" office:value-type="string" calcext:value-type="string">
            <text:p>Xullo</text:p>
          </table:table-cell>
          <table:table-cell table:style-name="ce26" office:value-type="string" calcext:value-type="string">
            <text:p>Agosto</text:p>
          </table:table-cell>
          <table:table-cell table:style-name="ce26" office:value-type="string" calcext:value-type="string">
            <text:p>Setembro</text:p>
          </table:table-cell>
          <table:table-cell table:style-name="ce26" office:value-type="string" calcext:value-type="string">
            <text:p>Outubro</text:p>
          </table:table-cell>
          <table:table-cell table:style-name="ce26" office:value-type="string" calcext:value-type="string">
            <text:p>Novembro</text:p>
          </table:table-cell>
          <table:table-cell table:style-name="ce26" office:value-type="string" calcext:value-type="string">
            <text:p>Decembro</text:p>
          </table:table-cell>
          <table:table-cell table:style-name="ce26"/>
          <table:table-cell table:style-name="ce35" office:value-type="string" calcext:value-type="string">
            <text:p>Total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Gastos</text:p>
          </table:table-cell>
          <table:table-cell table:style-name="ce18" table:number-columns-repeated="13"/>
          <table:table-cell table:style-name="ce51"/>
          <table:table-cell table:number-columns-repeated="8"/>
        </table:table-row>
        <table:table-row table:style-name="ro3">
          <table:table-cell table:style-name="ce20" office:value-type="string" calcext:value-type="string">
            <text:p>Arrendamentos</text:p>
          </table:table-cell>
          <table:table-cell table:style-name="ce18" table:number-columns-repeated="13"/>
          <table:table-cell table:style-name="ce51"/>
          <table:table-cell table:number-columns-repeated="8"/>
        </table:table-row>
        <table:table-row table:style-name="ro3">
          <table:table-cell office:value-type="string" calcext:value-type="string">
            <text:p>Oficina + fianza</text:p>
          </table:table-cell>
          <table:table-cell table:style-name="ce27" office:value-type="string" calcext:value-type="string">
            <text:p>-</text:p>
          </table:table-cell>
          <table:table-cell table:number-columns-repeated="11" office:value-type="string" calcext:value-type="string">
            <text:p>-</text:p>
          </table:table-cell>
          <table:table-cell/>
          <table:table-cell table:formula="of:=SUM([.B5:.M5])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15"/>
          <table:table-cell table:style-name="ce1" table:number-columns-repeated="4"/>
          <table:table-cell/>
        </table:table-row>
        <table:table-row table:style-name="ro3">
          <table:table-cell office:value-type="string" calcext:value-type="string">
            <text:p>Cuota comunitaria oficina</text:p>
          </table:table-cell>
          <table:table-cell table:style-name="ce27" office:value-type="string" calcext:value-type="string">
            <text:p>-</text:p>
          </table:table-cell>
          <table:table-cell table:number-columns-repeated="11" office:value-type="string" calcext:value-type="string">
            <text:p>-</text:p>
          </table:table-cell>
          <table:table-cell/>
          <table:table-cell table:formula="of:=SUM([.B6:.M6])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57" office:value-type="string" calcext:value-type="string" table:number-columns-spanned="2" table:number-rows-spanned="1">
            <text:p>Prezo aplicación</text:p>
          </table:table-cell>
          <table:covered-table-cell table:style-name="ce49"/>
          <table:table-cell table:style-name="ce60"/>
          <table:table-cell table:style-name="ce49"/>
          <table:table-cell table:style-name="ce1"/>
          <table:table-cell table:style-name="ce54"/>
        </table:table-row>
        <table:table-row table:style-name="ro3">
          <table:table-cell office:value-type="string" calcext:value-type="string">
            <text:p>Hosting</text:p>
          </table:table-cell>
          <table:table-cell table:formula="of:=5.49*1.21" office:value-type="currency" office:currency="EUR" office:value="6.6429" calcext:value-type="currency">
            <text:p>6,64 €</text:p>
          </table:table-cell>
          <table:table-cell table:style-name="ce28" table:formula="of:=5.49*1.21" office:value-type="currency" office:currency="EUR" office:value="6.6429" calcext:value-type="currency">
            <text:p>6,64 €</text:p>
          </table:table-cell>
          <table:table-cell table:style-name="ce28" table:formula="of:=5.49*1.21" office:value-type="currency" office:currency="EUR" office:value="6.6429" calcext:value-type="currency">
            <text:p>6,64 €</text:p>
          </table:table-cell>
          <table:table-cell table:style-name="ce28" table:formula="of:=5.49*1.21" office:value-type="currency" office:currency="EUR" office:value="6.6429" calcext:value-type="currency">
            <text:p>6,64 €</text:p>
          </table:table-cell>
          <table:table-cell table:style-name="ce28" table:formula="of:=5.49*1.21" office:value-type="currency" office:currency="EUR" office:value="6.6429" calcext:value-type="currency">
            <text:p>6,64 €</text:p>
          </table:table-cell>
          <table:table-cell table:style-name="ce28" table:formula="of:=5.49*1.21" office:value-type="currency" office:currency="EUR" office:value="6.6429" calcext:value-type="currency">
            <text:p>6,64 €</text:p>
          </table:table-cell>
          <table:table-cell table:style-name="ce28" table:formula="of:=5.49*1.21" office:value-type="currency" office:currency="EUR" office:value="6.6429" calcext:value-type="currency">
            <text:p>6,64 €</text:p>
          </table:table-cell>
          <table:table-cell table:style-name="ce28" table:formula="of:=5.49*1.21" office:value-type="currency" office:currency="EUR" office:value="6.6429" calcext:value-type="currency">
            <text:p>6,64 €</text:p>
          </table:table-cell>
          <table:table-cell table:style-name="ce28" table:formula="of:=5.49*1.21" office:value-type="currency" office:currency="EUR" office:value="6.6429" calcext:value-type="currency">
            <text:p>6,64 €</text:p>
          </table:table-cell>
          <table:table-cell table:style-name="ce28" table:formula="of:=5.49*1.21" office:value-type="currency" office:currency="EUR" office:value="6.6429" calcext:value-type="currency">
            <text:p>6,64 €</text:p>
          </table:table-cell>
          <table:table-cell table:style-name="ce28" table:formula="of:=5.49*1.21" office:value-type="currency" office:currency="EUR" office:value="6.6429" calcext:value-type="currency">
            <text:p>6,64 €</text:p>
          </table:table-cell>
          <table:table-cell table:style-name="ce28" table:formula="of:=5.49*1.21" office:value-type="currency" office:currency="EUR" office:value="6.6429" calcext:value-type="currency">
            <text:p>6,64 €</text:p>
          </table:table-cell>
          <table:table-cell/>
          <table:table-cell table:formula="of:=SUM([.B7:.M7])" office:value-type="currency" office:currency="EUR" office:value="79.7148" calcext:value-type="currency">
            <text:p>79,71 €</text:p>
          </table:table-cell>
          <table:table-cell table:number-columns-repeated="2"/>
          <table:table-cell table:style-name="ce1"/>
          <table:table-cell table:style-name="ce49"/>
          <table:table-cell/>
          <table:table-cell table:style-name="ce1" table:number-columns-repeated="2"/>
          <table:table-cell/>
        </table:table-row>
        <table:table-row table:style-name="ro3">
          <table:table-cell office:value-type="string" calcext:value-type="string">
            <text:p>Dominio .es</text:p>
          </table:table-cell>
          <table:table-cell office:value-type="currency" office:currency="EUR" office:value="6.95" calcext:value-type="currency">
            <text:p>6,95 €</text:p>
          </table:table-cell>
          <table:table-cell table:number-columns-repeated="11" office:value-type="string" calcext:value-type="string">
            <text:p>-</text:p>
          </table:table-cell>
          <table:table-cell/>
          <table:table-cell table:formula="of:=SUM([.B8:.M8])" office:value-type="currency" office:currency="EUR" office:value="6.95" calcext:value-type="currency">
            <text:p>6,95 €</text:p>
          </table:table-cell>
          <table:table-cell table:number-columns-repeated="2"/>
          <table:table-cell table:style-name="ce15" office:value-type="string" calcext:value-type="string">
            <text:p>Total custes</text:p>
          </table:table-cell>
          <table:table-cell table:style-name="ce49" table:formula="of:=[.O33]" office:value-type="currency" office:currency="EUR" office:value="20227.4648" calcext:value-type="currency">
            <text:p>20.227,46 €</text:p>
          </table:table-cell>
          <table:table-cell table:style-name="ce1" table:number-columns-repeated="3"/>
          <table:table-cell/>
        </table:table-row>
        <table:table-row table:style-name="ro3">
          <table:table-cell table:style-name="ce20" office:value-type="string" calcext:value-type="string">
            <text:p>Servizos profesionais independentes</text:p>
          </table:table-cell>
          <table:table-cell table:number-columns-repeated="16"/>
          <table:table-cell table:style-name="ce33" office:value-type="string" calcext:value-type="string">
            <text:p>Número de clientes ao ano</text:p>
          </table:table-cell>
          <table:table-cell table:style-name="ce1" office:value-type="float" office:value="72" calcext:value-type="float">
            <text:p>72</text:p>
          </table:table-cell>
          <table:table-cell table:style-name="ce1" table:number-columns-repeated="3"/>
          <table:table-cell/>
        </table:table-row>
        <table:table-row table:style-name="ro3">
          <table:table-cell office:value-type="string" calcext:value-type="string">
            <text:p>Asesoría</text:p>
          </table:table-cell>
          <table:table-cell office:value-type="currency" office:currency="EUR" office:value="29.95" calcext:value-type="currency">
            <text:p>29,95 €</text:p>
          </table:table-cell>
          <table:table-cell table:number-columns-repeated="11" table:style-name="ce28" office:value-type="currency" office:currency="EUR" office:value="29.95" calcext:value-type="currency">
            <text:p>29,95 €</text:p>
          </table:table-cell>
          <table:table-cell table:style-name="ce28"/>
          <table:table-cell table:formula="of:=SUM([.B10:.M10])" office:value-type="currency" office:currency="EUR" office:value="359.4" calcext:value-type="currency">
            <text:p>359,40 €</text:p>
          </table:table-cell>
          <table:table-cell table:number-columns-repeated="2"/>
          <table:table-cell table:style-name="ce33" office:value-type="string" calcext:value-type="string">
            <text:p>Total custes por cliente ao mes</text:p>
          </table:table-cell>
          <table:table-cell table:style-name="ce49" table:formula="of:=([.S8]/[.S9])/12" office:value-type="currency" office:currency="EUR" office:value="23.4114175925926" calcext:value-type="currency">
            <text:p>23,41 €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ervizo de protección de datos</text:p>
          </table:table-cell>
          <table:table-cell office:value-type="currency" office:currency="EUR" office:value="60" calcext:value-type="currency">
            <text:p>60,00 €</text:p>
          </table:table-cell>
          <table:table-cell table:number-columns-repeated="11" office:value-type="string" calcext:value-type="string">
            <text:p>-</text:p>
          </table:table-cell>
          <table:table-cell/>
          <table:table-cell table:formula="of:=SUM([.B11:.M11])" office:value-type="currency" office:currency="EUR" office:value="60" calcext:value-type="currency">
            <text:p>60,00 €</text:p>
          </table:table-cell>
          <table:table-cell table:number-columns-repeated="2"/>
          <table:table-cell table:style-name="ce33"/>
          <table:table-cell table:style-name="ce1"/>
          <table:table-cell table:number-columns-repeated="4"/>
        </table:table-row>
        <table:table-row table:style-name="ro3">
          <table:table-cell table:style-name="ce20" office:value-type="string" calcext:value-type="string">
            <text:p>Primas de seguros</text:p>
          </table:table-cell>
          <table:table-cell table:number-columns-repeated="16"/>
          <table:table-cell table:style-name="ce33" office:value-type="string" calcext:value-type="string">
            <text:p>% beneficio</text:p>
          </table:table-cell>
          <table:table-cell table:style-name="ce59"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eguro impago alquiler</text:p>
          </table:table-cell>
          <table:table-cell table:style-name="ce27" office:value-type="string" calcext:value-type="string">
            <text:p>-</text:p>
          </table:table-cell>
          <table:table-cell table:number-columns-repeated="11" office:value-type="string" calcext:value-type="string">
            <text:p>-</text:p>
          </table:table-cell>
          <table:table-cell/>
          <table:table-cell table:formula="of:=SUM([.B13:.M13])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33" office:value-type="string" calcext:value-type="string">
            <text:p>Total beneficio</text:p>
          </table:table-cell>
          <table:table-cell table:style-name="ce49" table:formula="of:=[.S10]*[.S12]%" office:value-type="currency" office:currency="EUR" office:value="0.702342527777778" calcext:value-type="currency">
            <text:p>0,70 €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eguro oficina</text:p>
          </table:table-cell>
          <table:table-cell table:style-name="ce27" office:value-type="string" calcext:value-type="string">
            <text:p>-</text:p>
          </table:table-cell>
          <table:table-cell table:number-columns-repeated="11" office:value-type="string" calcext:value-type="string">
            <text:p>-</text:p>
          </table:table-cell>
          <table:table-cell/>
          <table:table-cell table:formula="of:=SUM([.B14:.M14])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33"/>
          <table:table-cell table:style-name="ce1"/>
          <table:table-cell table:number-columns-repeated="4"/>
        </table:table-row>
        <table:table-row table:style-name="ro3">
          <table:table-cell office:value-type="string" calcext:value-type="string">
            <text:p>Seg. responsabilidade civil autónomos</text:p>
          </table:table-cell>
          <table:table-cell office:value-type="currency" office:currency="EUR" office:value="120" calcext:value-type="currency">
            <text:p>120,00 €</text:p>
          </table:table-cell>
          <table:table-cell table:number-columns-repeated="11" office:value-type="string" calcext:value-type="string">
            <text:p>-</text:p>
          </table:table-cell>
          <table:table-cell/>
          <table:table-cell table:formula="of:=SUM([.B15:.M15])" office:value-type="currency" office:currency="EUR" office:value="120" calcext:value-type="currency">
            <text:p>120,00 €</text:p>
          </table:table-cell>
          <table:table-cell table:number-columns-repeated="2"/>
          <table:table-cell table:style-name="ce33" office:value-type="string" calcext:value-type="string">
            <text:p>Prezo aplicación mes:</text:p>
          </table:table-cell>
          <table:table-cell table:style-name="ce49" table:formula="of:=[.S13]+[.S10]" office:value-type="currency" office:currency="EUR" office:value="24.1137601203704" calcext:value-type="currency">
            <text:p>24,11 €</text:p>
          </table:table-cell>
          <table:table-cell table:number-columns-repeated="4"/>
        </table:table-row>
        <table:table-row table:style-name="ro3">
          <table:table-cell table:style-name="ce20" office:value-type="string" calcext:value-type="string">
            <text:p>Suministros</text:p>
          </table:table-cell>
          <table:table-cell table:number-columns-repeated="16"/>
          <table:table-cell table:style-name="ce33" office:value-type="string" calcext:value-type="string">
            <text:p>Prezo aplicación ano:</text:p>
          </table:table-cell>
          <table:table-cell table:style-name="ce49" table:formula="of:=[.S15]*12" office:value-type="currency" office:currency="EUR" office:value="289.365121444444" calcext:value-type="currency">
            <text:p>289,37 €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uz</text:p>
          </table:table-cell>
          <table:table-cell table:style-name="ce27" office:value-type="string" calcext:value-type="string">
            <text:p>-</text:p>
          </table:table-cell>
          <table:table-cell table:number-columns-repeated="11" office:value-type="string" calcext:value-type="string">
            <text:p>-</text:p>
          </table:table-cell>
          <table:table-cell/>
          <table:table-cell table:formula="of:=SUM([.B17:.M17])" office:value-type="currency" office:currency="EUR" office:value="0" calcext:value-type="currency">
            <text:p>0,00 €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Auga + lixo</text:p>
          </table:table-cell>
          <table:table-cell table:style-name="ce27" office:value-type="string" calcext:value-type="string">
            <text:p>-</text:p>
          </table:table-cell>
          <table:table-cell table:number-columns-repeated="11" office:value-type="string" calcext:value-type="string">
            <text:p>-</text:p>
          </table:table-cell>
          <table:table-cell/>
          <table:table-cell table:formula="of:=SUM([.B18:.M18])" office:value-type="currency" office:currency="EUR" office:value="0" calcext:value-type="currency">
            <text:p>0,00 €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Liña de teléfono móvil</text:p>
          </table:table-cell>
          <table:table-cell office:value-type="currency" office:currency="EUR" office:value="9" calcext:value-type="currency">
            <text:p>9,00 €</text:p>
          </table:table-cell>
          <table:table-cell table:number-columns-repeated="11" table:style-name="ce28" office:value-type="currency" office:currency="EUR" office:value="9" calcext:value-type="currency">
            <text:p>9,00 €</text:p>
          </table:table-cell>
          <table:table-cell/>
          <table:table-cell table:formula="of:=SUM([.B19:.M19])" office:value-type="currency" office:currency="EUR" office:value="108" calcext:value-type="currency">
            <text:p>108,00 €</text:p>
          </table:table-cell>
          <table:table-cell table:number-columns-repeated="2"/>
          <table:table-cell table:style-name="ce58" office:value-type="string" calcext:value-type="string">
            <text:p>Prezo kilometraxe:</text:p>
          </table:table-cell>
          <table:table-cell table:style-name="ce49" office:value-type="currency" office:currency="EUR" office:value="0.26" calcext:value-type="currency">
            <text:p>0,26 €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arifa internet</text:p>
          </table:table-cell>
          <table:table-cell table:style-name="ce27" office:value-type="string" calcext:value-type="string">
            <text:p>-</text:p>
          </table:table-cell>
          <table:table-cell table:number-columns-repeated="11" office:value-type="string" calcext:value-type="string">
            <text:p>-</text:p>
          </table:table-cell>
          <table:table-cell/>
          <table:table-cell table:formula="of:=SUM([.B20:.M20])" office:value-type="currency" office:currency="EUR" office:value="0" calcext:value-type="currency">
            <text:p>0,00 €</text:p>
          </table:table-cell>
          <table:table-cell table:number-columns-repeated="8"/>
        </table:table-row>
        <table:table-row table:style-name="ro3">
          <table:table-cell table:style-name="ce20" office:value-type="string" calcext:value-type="string">
            <text:p>Servizos bancarios</text:p>
          </table:table-cell>
          <table:table-cell table:style-name="ce27"/>
          <table:table-cell table:number-columns-repeated="21"/>
        </table:table-row>
        <table:table-row table:style-name="ro3">
          <table:table-cell office:value-type="string" calcext:value-type="string">
            <text:p>Mantemento conta corrente</text:p>
          </table:table-cell>
          <table:table-cell table:style-name="ce27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style-name="ce28" office:value-type="currency" office:currency="EUR" office:value="30" calcext:value-type="currency">
            <text:p>30,00 €</text:p>
          </table:table-cell>
          <table:table-cell table:number-columns-repeated="5" office:value-type="string" calcext:value-type="string">
            <text:p>-</text:p>
          </table:table-cell>
          <table:table-cell table:style-name="ce28" office:value-type="currency" office:currency="EUR" office:value="30" calcext:value-type="currency">
            <text:p>30,00 €</text:p>
          </table:table-cell>
          <table:table-cell/>
          <table:table-cell table:formula="of:=SUM([.B22:.M22])" office:value-type="currency" office:currency="EUR" office:value="60" calcext:value-type="currency">
            <text:p>60,00 €</text:p>
          </table:table-cell>
          <table:table-cell table:number-columns-repeated="8"/>
        </table:table-row>
        <table:table-row table:style-name="ro3">
          <table:table-cell table:style-name="ce20" office:value-type="string" calcext:value-type="string">
            <text:p>Activos fixos</text:p>
          </table:table-cell>
          <table:table-cell table:style-name="ce27"/>
          <table:table-cell table:number-columns-repeated="4"/>
          <table:table-cell table:style-name="ce28"/>
          <table:table-cell table:number-columns-repeated="5"/>
          <table:table-cell table:style-name="ce28"/>
          <table:table-cell table:number-columns-repeated="10"/>
        </table:table-row>
        <table:table-row table:style-name="ro3">
          <table:table-cell office:value-type="string" calcext:value-type="string">
            <text:p>Equipo informático (Portátil)</text:p>
          </table:table-cell>
          <table:table-cell office:value-type="currency" office:currency="EUR" office:value="199" calcext:value-type="currency">
            <text:p>199,00 €</text:p>
          </table:table-cell>
          <table:table-cell table:number-columns-repeated="11" office:value-type="string" calcext:value-type="string">
            <text:p>-</text:p>
          </table:table-cell>
          <table:table-cell/>
          <table:table-cell table:formula="of:=SUM([.B24:.M24])" office:value-type="currency" office:currency="EUR" office:value="199" calcext:value-type="currency">
            <text:p>199,00 €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Smartphone</text:p>
          </table:table-cell>
          <table:table-cell office:value-type="currency" office:currency="EUR" office:value="99" calcext:value-type="currency">
            <text:p>99,00 €</text:p>
          </table:table-cell>
          <table:table-cell table:number-columns-repeated="11" office:value-type="string" calcext:value-type="string">
            <text:p>-</text:p>
          </table:table-cell>
          <table:table-cell table:style-name="ce28"/>
          <table:table-cell table:formula="of:=SUM([.B25:.M25])" office:value-type="currency" office:currency="EUR" office:value="99" calcext:value-type="currency">
            <text:p>99,00 €</text:p>
          </table:table-cell>
          <table:table-cell table:number-columns-repeated="8"/>
        </table:table-row>
        <table:table-row table:style-name="ro3">
          <table:table-cell table:style-name="ce20" office:value-type="string" calcext:value-type="string">
            <text:p>Márketing e publicidade</text:p>
          </table:table-cell>
          <table:table-cell table:number-columns-repeated="12"/>
          <table:table-cell table:style-name="ce28"/>
          <table:table-cell table:number-columns-repeated="9"/>
        </table:table-row>
        <table:table-row table:style-name="ro3">
          <table:table-cell office:value-type="string" calcext:value-type="string">
            <text:p>Axencia</text:p>
          </table:table-cell>
          <table:table-cell office:value-type="currency" office:currency="EUR" office:value="500" calcext:value-type="currency">
            <text:p>500,00 €</text:p>
          </table:table-cell>
          <table:table-cell table:number-columns-repeated="5"/>
          <table:table-cell office:value-type="currency" office:currency="EUR" office:value="500" calcext:value-type="currency">
            <text:p>500,00 €</text:p>
          </table:table-cell>
          <table:table-cell table:number-columns-repeated="5"/>
          <table:table-cell table:style-name="ce28"/>
          <table:table-cell table:formula="of:=SUM([.B27:.M27])" office:value-type="currency" office:currency="EUR" office:value="1000" calcext:value-type="currency">
            <text:p>1.000,00 €</text:p>
          </table:table-cell>
          <table:table-cell table:number-columns-repeated="8"/>
        </table:table-row>
        <table:table-row table:style-name="ro3">
          <table:table-cell table:style-name="ce20" office:value-type="string" calcext:value-type="string">
            <text:p>Otros servicios</text:p>
          </table:table-cell>
          <table:table-cell table:number-columns-repeated="12"/>
          <table:table-cell table:style-name="ce28"/>
          <table:table-cell table:number-columns-repeated="9"/>
        </table:table-row>
        <table:table-row table:style-name="ro3">
          <table:table-cell office:value-type="string" calcext:value-type="string">
            <text:p>Kilometraxe</text:p>
          </table:table-cell>
          <table:table-cell table:formula="of:=[.$S$19]*(40*22)" office:value-type="currency" office:currency="EUR" office:value="228.8" calcext:value-type="currency">
            <text:p>228,80 €</text:p>
          </table:table-cell>
          <table:table-cell table:style-name="ce28" table:formula="of:=[.$S$19]*(40*22)" office:value-type="currency" office:currency="EUR" office:value="228.8" calcext:value-type="currency">
            <text:p>228,80 €</text:p>
          </table:table-cell>
          <table:table-cell table:style-name="ce28" table:formula="of:=[.$S$19]*(40*22)" office:value-type="currency" office:currency="EUR" office:value="228.8" calcext:value-type="currency">
            <text:p>228,80 €</text:p>
          </table:table-cell>
          <table:table-cell table:style-name="ce28" table:formula="of:=[.$S$19]*(40*22)" office:value-type="currency" office:currency="EUR" office:value="228.8" calcext:value-type="currency">
            <text:p>228,80 €</text:p>
          </table:table-cell>
          <table:table-cell table:style-name="ce28" table:formula="of:=[.$S$19]*(40*22)" office:value-type="currency" office:currency="EUR" office:value="228.8" calcext:value-type="currency">
            <text:p>228,80 €</text:p>
          </table:table-cell>
          <table:table-cell table:style-name="ce28" table:formula="of:=[.$S$19]*(30*22)" office:value-type="currency" office:currency="EUR" office:value="171.6" calcext:value-type="currency">
            <text:p>171,60 €</text:p>
          </table:table-cell>
          <table:table-cell table:style-name="ce28" table:formula="of:=[.$S$19]*(30*22)" office:value-type="currency" office:currency="EUR" office:value="171.6" calcext:value-type="currency">
            <text:p>171,60 €</text:p>
          </table:table-cell>
          <table:table-cell table:style-name="ce28" table:formula="of:=[.$S$19]*(30*22)" office:value-type="currency" office:currency="EUR" office:value="171.6" calcext:value-type="currency">
            <text:p>171,60 €</text:p>
          </table:table-cell>
          <table:table-cell table:style-name="ce28" table:formula="of:=[.$S$19]*(30*22)" office:value-type="currency" office:currency="EUR" office:value="171.6" calcext:value-type="currency">
            <text:p>171,60 €</text:p>
          </table:table-cell>
          <table:table-cell table:style-name="ce28" table:formula="of:=[.$S$19]*(25*22)" office:value-type="currency" office:currency="EUR" office:value="143" calcext:value-type="currency">
            <text:p>143,00 €</text:p>
          </table:table-cell>
          <table:table-cell table:style-name="ce28" table:formula="of:=[.$S$19]*(25*22)" office:value-type="currency" office:currency="EUR" office:value="143" calcext:value-type="currency">
            <text:p>143,00 €</text:p>
          </table:table-cell>
          <table:table-cell table:style-name="ce28" table:formula="of:=[.$S$19]*(25*22)" office:value-type="currency" office:currency="EUR" office:value="143" calcext:value-type="currency">
            <text:p>143,00 €</text:p>
          </table:table-cell>
          <table:table-cell table:style-name="ce28"/>
          <table:table-cell table:formula="of:=SUM([.B29:.M29])" office:value-type="currency" office:currency="EUR" office:value="2259.4" calcext:value-type="currency">
            <text:p>2.259,40 €</text:p>
          </table:table-cell>
          <table:table-cell table:style-name="ce54"/>
          <table:table-cell table:number-columns-repeated="7"/>
        </table:table-row>
        <table:table-row table:style-name="ro3">
          <table:table-cell table:style-name="ce20" office:value-type="string" calcext:value-type="string">
            <text:p>Soldos e salarios</text:p>
          </table:table-cell>
          <table:table-cell table:number-columns-repeated="12"/>
          <table:table-cell table:style-name="ce28"/>
          <table:table-cell table:number-columns-repeated="9"/>
        </table:table-row>
        <table:table-row table:style-name="ro3">
          <table:table-cell office:value-type="string" calcext:value-type="string">
            <text:p>Soldos</text:p>
          </table:table-cell>
          <table:table-cell table:formula="of:=1134+(1134/12)*2" office:value-type="currency" office:currency="EUR" office:value="1323" calcext:value-type="currency">
            <text:p>1.323,00 €</text:p>
          </table:table-cell>
          <table:table-cell table:style-name="ce28" table:formula="of:=1134+(1134/12)*2" office:value-type="currency" office:currency="EUR" office:value="1323" calcext:value-type="currency">
            <text:p>1.323,00 €</text:p>
          </table:table-cell>
          <table:table-cell table:style-name="ce28" table:formula="of:=1134+(1134/12)*2" office:value-type="currency" office:currency="EUR" office:value="1323" calcext:value-type="currency">
            <text:p>1.323,00 €</text:p>
          </table:table-cell>
          <table:table-cell table:style-name="ce28" table:formula="of:=1134+(1134/12)*2" office:value-type="currency" office:currency="EUR" office:value="1323" calcext:value-type="currency">
            <text:p>1.323,00 €</text:p>
          </table:table-cell>
          <table:table-cell table:style-name="ce28" table:formula="of:=1134+(1134/12)*2" office:value-type="currency" office:currency="EUR" office:value="1323" calcext:value-type="currency">
            <text:p>1.323,00 €</text:p>
          </table:table-cell>
          <table:table-cell table:style-name="ce28" table:formula="of:=1134+(1134/12)*2" office:value-type="currency" office:currency="EUR" office:value="1323" calcext:value-type="currency">
            <text:p>1.323,00 €</text:p>
          </table:table-cell>
          <table:table-cell table:style-name="ce28" table:formula="of:=1134+(1134/12)*2" office:value-type="currency" office:currency="EUR" office:value="1323" calcext:value-type="currency">
            <text:p>1.323,00 €</text:p>
          </table:table-cell>
          <table:table-cell table:style-name="ce28" table:formula="of:=1134+(1134/12)*2" office:value-type="currency" office:currency="EUR" office:value="1323" calcext:value-type="currency">
            <text:p>1.323,00 €</text:p>
          </table:table-cell>
          <table:table-cell table:style-name="ce28" table:formula="of:=1134+(1134/12)*2" office:value-type="currency" office:currency="EUR" office:value="1323" calcext:value-type="currency">
            <text:p>1.323,00 €</text:p>
          </table:table-cell>
          <table:table-cell table:style-name="ce28" table:formula="of:=1134+(1134/12)*2" office:value-type="currency" office:currency="EUR" office:value="1323" calcext:value-type="currency">
            <text:p>1.323,00 €</text:p>
          </table:table-cell>
          <table:table-cell table:style-name="ce28" table:formula="of:=1134+(1134/12)*2" office:value-type="currency" office:currency="EUR" office:value="1323" calcext:value-type="currency">
            <text:p>1.323,00 €</text:p>
          </table:table-cell>
          <table:table-cell table:style-name="ce28" table:formula="of:=1134+(1134/12)*2" office:value-type="currency" office:currency="EUR" office:value="1323" calcext:value-type="currency">
            <text:p>1.323,00 €</text:p>
          </table:table-cell>
          <table:table-cell table:style-name="ce28"/>
          <table:table-cell table:formula="of:=SUM([.B31:.M31])" office:value-type="currency" office:currency="EUR" office:value="15876" calcext:value-type="currency">
            <text:p>15.876,00 €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Cotización S. S.</text:p>
          </table:table-cell>
          <table:table-cell table:style-name="ce27" office:value-type="string" calcext:value-type="string">
            <text:p>-</text:p>
          </table:table-cell>
          <table:table-cell table:number-columns-repeated="11" office:value-type="string" calcext:value-type="string">
            <text:p>-</text:p>
          </table:table-cell>
          <table:table-cell table:style-name="ce28"/>
          <table:table-cell table:formula="of:=SUM([.B32:.M32])" office:value-type="currency" office:currency="EUR" office:value="0" calcext:value-type="currency">
            <text:p>0,00 €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Total gastos</text:p>
          </table:table-cell>
          <table:table-cell table:style-name="ce29" table:formula="of:=SUM([.B5:.B32])" office:value-type="currency" office:currency="EUR" office:value="2582.3429" calcext:value-type="currency">
            <text:p>2.582,34 €</text:p>
          </table:table-cell>
          <table:table-cell table:style-name="ce29" table:formula="of:=SUM([.C5:.C32])" office:value-type="currency" office:currency="EUR" office:value="1597.3929" calcext:value-type="currency">
            <text:p>1.597,39 €</text:p>
          </table:table-cell>
          <table:table-cell table:style-name="ce29" table:formula="of:=SUM([.D5:.D32])" office:value-type="currency" office:currency="EUR" office:value="1597.3929" calcext:value-type="currency">
            <text:p>1.597,39 €</text:p>
          </table:table-cell>
          <table:table-cell table:style-name="ce29" table:formula="of:=SUM([.E5:.E32])" office:value-type="currency" office:currency="EUR" office:value="1597.3929" calcext:value-type="currency">
            <text:p>1.597,39 €</text:p>
          </table:table-cell>
          <table:table-cell table:style-name="ce29" table:formula="of:=SUM([.F5:.F32])" office:value-type="currency" office:currency="EUR" office:value="1597.3929" calcext:value-type="currency">
            <text:p>1.597,39 €</text:p>
          </table:table-cell>
          <table:table-cell table:style-name="ce29" table:formula="of:=SUM([.G5:.G32])" office:value-type="currency" office:currency="EUR" office:value="1570.1929" calcext:value-type="currency">
            <text:p>1.570,19 €</text:p>
          </table:table-cell>
          <table:table-cell table:style-name="ce29" table:formula="of:=SUM([.H5:.H32])" office:value-type="currency" office:currency="EUR" office:value="2040.1929" calcext:value-type="currency">
            <text:p>2.040,19 €</text:p>
          </table:table-cell>
          <table:table-cell table:style-name="ce29" table:formula="of:=SUM([.I5:.I32])" office:value-type="currency" office:currency="EUR" office:value="1540.1929" calcext:value-type="currency">
            <text:p>1.540,19 €</text:p>
          </table:table-cell>
          <table:table-cell table:style-name="ce29" table:formula="of:=SUM([.J5:.J32])" office:value-type="currency" office:currency="EUR" office:value="1540.1929" calcext:value-type="currency">
            <text:p>1.540,19 €</text:p>
          </table:table-cell>
          <table:table-cell table:style-name="ce29" table:formula="of:=SUM([.K5:.K32])" office:value-type="currency" office:currency="EUR" office:value="1511.5929" calcext:value-type="currency">
            <text:p>1.511,59 €</text:p>
          </table:table-cell>
          <table:table-cell table:style-name="ce29" table:formula="of:=SUM([.L5:.L32])" office:value-type="currency" office:currency="EUR" office:value="1511.5929" calcext:value-type="currency">
            <text:p>1.511,59 €</text:p>
          </table:table-cell>
          <table:table-cell table:style-name="ce29" table:formula="of:=SUM([.M5:.M32])" office:value-type="currency" office:currency="EUR" office:value="1541.5929" calcext:value-type="currency">
            <text:p>1.541,59 €</text:p>
          </table:table-cell>
          <table:table-cell table:style-name="ce28"/>
          <table:table-cell table:style-name="ce53" table:formula="of:=SUM([.B33:.M33])" office:value-type="currency" office:currency="EUR" office:value="20227.4648" calcext:value-type="currency">
            <text:p>20.227,46 €</text:p>
          </table:table-cell>
          <table:table-cell/>
          <table:table-cell table:style-name="ce54" table:number-columns-repeated="4"/>
          <table:table-cell table:number-columns-repeated="3"/>
        </table:table-row>
        <table:table-row table:style-name="ro3">
          <table:table-cell/>
          <table:table-cell table:style-name="ce30" table:number-columns-repeated="13"/>
          <table:table-cell table:style-name="ce51"/>
          <table:table-cell table:number-columns-repeated="8"/>
        </table:table-row>
        <table:table-row table:style-name="ro3">
          <table:table-cell table:style-name="ce6" office:value-type="string" calcext:value-type="string">
            <text:p>Ingresos</text:p>
          </table:table-cell>
          <table:table-cell table:style-name="ce30" table:number-columns-repeated="13"/>
          <table:table-cell table:style-name="ce51"/>
          <table:table-cell table:number-columns-repeated="8"/>
        </table:table-row>
        <table:table-row table:style-name="ro3">
          <table:table-cell office:value-type="string" calcext:value-type="string">
            <text:p>Suscripcións</text:p>
          </table:table-cell>
          <table:table-cell table:style-name="ce31" table:formula="of:=6*[.$S$16]" office:value-type="currency" office:currency="EUR" office:value="1736.19072866667" calcext:value-type="currency">
            <text:p>1.736,19 €</text:p>
          </table:table-cell>
          <table:table-cell table:style-name="ce31" table:formula="of:=6*[.$S$16]" office:value-type="currency" office:currency="EUR" office:value="1736.19072866667" calcext:value-type="currency">
            <text:p>1.736,19 €</text:p>
          </table:table-cell>
          <table:table-cell table:style-name="ce31" table:formula="of:=6*[.$S$16]" office:value-type="currency" office:currency="EUR" office:value="1736.19072866667" calcext:value-type="currency">
            <text:p>1.736,19 €</text:p>
          </table:table-cell>
          <table:table-cell table:style-name="ce31" table:formula="of:=6*[.$S$16]" office:value-type="currency" office:currency="EUR" office:value="1736.19072866667" calcext:value-type="currency">
            <text:p>1.736,19 €</text:p>
          </table:table-cell>
          <table:table-cell table:style-name="ce31" table:formula="of:=6*[.$S$16]" office:value-type="currency" office:currency="EUR" office:value="1736.19072866667" calcext:value-type="currency">
            <text:p>1.736,19 €</text:p>
          </table:table-cell>
          <table:table-cell table:style-name="ce31" table:formula="of:=6*[.$S$16]" office:value-type="currency" office:currency="EUR" office:value="1736.19072866667" calcext:value-type="currency">
            <text:p>1.736,19 €</text:p>
          </table:table-cell>
          <table:table-cell table:style-name="ce31" table:formula="of:=6*[.$S$16]" office:value-type="currency" office:currency="EUR" office:value="1736.19072866667" calcext:value-type="currency">
            <text:p>1.736,19 €</text:p>
          </table:table-cell>
          <table:table-cell table:style-name="ce31" table:formula="of:=6*[.$S$16]" office:value-type="currency" office:currency="EUR" office:value="1736.19072866667" calcext:value-type="currency">
            <text:p>1.736,19 €</text:p>
          </table:table-cell>
          <table:table-cell table:style-name="ce31" table:formula="of:=6*[.$S$16]" office:value-type="currency" office:currency="EUR" office:value="1736.19072866667" calcext:value-type="currency">
            <text:p>1.736,19 €</text:p>
          </table:table-cell>
          <table:table-cell table:style-name="ce31" table:formula="of:=6*[.$S$16]" office:value-type="currency" office:currency="EUR" office:value="1736.19072866667" calcext:value-type="currency">
            <text:p>1.736,19 €</text:p>
          </table:table-cell>
          <table:table-cell table:style-name="ce31" table:formula="of:=6*[.$S$16]" office:value-type="currency" office:currency="EUR" office:value="1736.19072866667" calcext:value-type="currency">
            <text:p>1.736,19 €</text:p>
          </table:table-cell>
          <table:table-cell table:style-name="ce31" table:formula="of:=6*[.$S$16]" office:value-type="currency" office:currency="EUR" office:value="1736.19072866667" calcext:value-type="currency">
            <text:p>1.736,19 €</text:p>
          </table:table-cell>
          <table:table-cell table:style-name="ce31"/>
          <table:table-cell table:style-name="ce53" table:formula="of:=SUM([.B36:.M36])" office:value-type="currency" office:currency="EUR" office:value="20834.288744" calcext:value-type="currency">
            <text:p>20.834,29 €</text:p>
          </table:table-cell>
          <table:table-cell table:number-columns-repeated="8"/>
        </table:table-row>
        <table:table-row table:style-name="ro3">
          <table:table-cell/>
          <table:table-cell table:style-name="ce30" table:number-columns-repeated="13"/>
          <table:table-cell table:style-name="ce51"/>
          <table:table-cell table:number-columns-repeated="8"/>
        </table:table-row>
        <table:table-row table:style-name="ro3">
          <table:table-cell table:style-name="ce7" office:value-type="string" calcext:value-type="string">
            <text:p>Beneficios</text:p>
          </table:table-cell>
          <table:table-cell table:style-name="ce32" table:formula="of:=[.B36]-[.B33]" office:value-type="currency" office:currency="EUR" office:value="-846.152171333333" calcext:value-type="currency">
            <text:p>-846,15 €</text:p>
          </table:table-cell>
          <table:table-cell table:style-name="ce32" table:formula="of:=[.C36]-[.C33]" office:value-type="currency" office:currency="EUR" office:value="138.797828666667" calcext:value-type="currency">
            <text:p>138,80 €</text:p>
          </table:table-cell>
          <table:table-cell table:style-name="ce32" table:formula="of:=[.D36]-[.D33]" office:value-type="currency" office:currency="EUR" office:value="138.797828666667" calcext:value-type="currency">
            <text:p>138,80 €</text:p>
          </table:table-cell>
          <table:table-cell table:style-name="ce32" table:formula="of:=[.E36]-[.E33]" office:value-type="currency" office:currency="EUR" office:value="138.797828666667" calcext:value-type="currency">
            <text:p>138,80 €</text:p>
          </table:table-cell>
          <table:table-cell table:style-name="ce32" table:formula="of:=[.F36]-[.F33]" office:value-type="currency" office:currency="EUR" office:value="138.797828666667" calcext:value-type="currency">
            <text:p>138,80 €</text:p>
          </table:table-cell>
          <table:table-cell table:style-name="ce32" table:formula="of:=[.G36]-[.G33]" office:value-type="currency" office:currency="EUR" office:value="165.997828666667" calcext:value-type="currency">
            <text:p>166,00 €</text:p>
          </table:table-cell>
          <table:table-cell table:style-name="ce32" table:formula="of:=[.H36]-[.H33]" office:value-type="currency" office:currency="EUR" office:value="-304.002171333333" calcext:value-type="currency">
            <text:p>-304,00 €</text:p>
          </table:table-cell>
          <table:table-cell table:style-name="ce32" table:formula="of:=[.I36]-[.I33]" office:value-type="currency" office:currency="EUR" office:value="195.997828666667" calcext:value-type="currency">
            <text:p>196,00 €</text:p>
          </table:table-cell>
          <table:table-cell table:style-name="ce32" table:formula="of:=[.J36]-[.J33]" office:value-type="currency" office:currency="EUR" office:value="195.997828666667" calcext:value-type="currency">
            <text:p>196,00 €</text:p>
          </table:table-cell>
          <table:table-cell table:style-name="ce32" table:formula="of:=[.K36]-[.K33]" office:value-type="currency" office:currency="EUR" office:value="224.597828666667" calcext:value-type="currency">
            <text:p>224,60 €</text:p>
          </table:table-cell>
          <table:table-cell table:style-name="ce32" table:formula="of:=[.L36]-[.L33]" office:value-type="currency" office:currency="EUR" office:value="224.597828666667" calcext:value-type="currency">
            <text:p>224,60 €</text:p>
          </table:table-cell>
          <table:table-cell table:style-name="ce32" table:formula="of:=[.M36]-[.M33]" office:value-type="currency" office:currency="EUR" office:value="194.597828666667" calcext:value-type="currency">
            <text:p>194,60 €</text:p>
          </table:table-cell>
          <table:table-cell table:style-name="ce31"/>
          <table:table-cell table:style-name="ce53" table:formula="of:=[.O36]-[.O33]" office:value-type="currency" office:currency="EUR" office:value="606.823944000003" calcext:value-type="currency">
            <text:p>606,82 €</text:p>
          </table:table-cell>
          <table:table-cell table:number-columns-repeated="8"/>
        </table:table-row>
        <table:table-row table:style-name="ro3">
          <table:table-cell table:style-name="ce15"/>
          <table:table-cell table:style-name="ce33" table:number-columns-repeated="13"/>
          <table:table-cell table:style-name="Default"/>
          <table:table-cell table:number-columns-repeated="8"/>
        </table:table-row>
        <table:table-row table:style-name="ro3" table:number-rows-repeated="2">
          <table:table-cell table:style-name="Default" table:number-columns-repeated="5"/>
          <table:table-cell table:style-name="ce1" table:number-columns-repeated="9"/>
          <table:table-cell table:style-name="Default"/>
          <table:table-cell table:number-columns-repeated="8"/>
        </table:table-row>
        <table:table-row table:style-name="ro3">
          <table:table-cell table:style-name="Default" table:number-columns-repeated="5"/>
          <table:table-cell table:style-name="ce1" table:number-columns-repeated="7"/>
          <table:table-cell table:style-name="ce49"/>
          <table:table-cell table:style-name="ce1"/>
          <table:table-cell table:style-name="Default"/>
          <table:table-cell table:number-columns-repeated="8"/>
        </table:table-row>
        <table:table-row table:style-name="ro3">
          <table:table-cell table:style-name="Default" table:number-columns-repeated="5"/>
          <table:table-cell table:style-name="ce1" table:number-columns-repeated="4"/>
          <table:table-cell table:style-name="ce49" table:number-columns-repeated="4"/>
          <table:table-cell table:style-name="ce1"/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5"/>
          <table:table-cell table:style-name="ce1" table:number-columns-repeated="7"/>
          <table:table-cell table:style-name="ce49"/>
          <table:table-cell table:style-name="ce1"/>
          <table:table-cell table:style-name="Default"/>
          <table:table-cell table:number-columns-repeated="8"/>
        </table:table-row>
        <table:table-row table:style-name="ro1" table:number-rows-repeated="3">
          <table:table-cell table:style-name="ce16"/>
          <table:table-cell table:style-name="ce17" table:number-columns-repeated="13"/>
          <table:table-cell table:style-name="Default"/>
          <table:table-cell table:number-columns-repeated="8"/>
        </table:table-row>
        <table:table-row table:style-name="ro1" table:number-rows-repeated="10">
          <table:table-cell table:style-name="ce17" table:number-columns-repeated="14"/>
          <table:table-cell table:style-name="Default"/>
          <table:table-cell table:number-columns-repeated="8"/>
        </table:table-row>
        <table:table-row table:style-name="ro1">
          <table:table-cell table:style-name="ce17" table:number-columns-repeated="14"/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5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5">00/00/0000</text:date>, <text:time style:data-style-name="N2" text:time-value="21:43:03.70307149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7:15:55.208779926</meta:creation-date>
    <dc:date>2024-10-15T21:57:12.694170162</dc:date>
    <meta:editing-duration>P2DT7H2M2S</meta:editing-duration>
    <meta:editing-cycles>19</meta:editing-cycles>
    <meta:generator>LibreOffice/24.2.5.2$Linux_X86_64 LibreOffice_project/420$Build-2</meta:generator>
    <meta:document-statistic meta:table-count="1" meta:cell-count="353" meta:object-count="0"/>
  </office:meta>
</office:document-meta>
</file>